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655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/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4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5]+[.G36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6]+[.G37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18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7]+[.G38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style-name="ce27" table:formula="of:=[.H38]+[.G39]" office:value-type="float" office:value="16933" calcext:value-type="float">
            <text:p>1693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18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style-name="ce27" table:formula="of:=[.H39]+[.G40]" office:value-type="float" office:value="17344" calcext:value-type="float">
            <text:p>17344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18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string" office:string-value="Llanos del Caudillo" calcext:value-type="string">
            <text:p>Llanos del Caudillo</text:p>
          </table:table-cell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style-name="ce27" table:formula="of:=[.H40]+[.G41]" office:value-type="float" office:value="17743" calcext:value-type="float">
            <text:p>17743,00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57.88" calcext:value-type="currency">
            <text:p>57,88 €</text:p>
          </table:table-cell>
          <table:table-cell table:style-name="ce28" table:formula="of:=[.N40]+[.M41]" office:value-type="currency" office:currency="EUR" office:value="825.65" calcext:value-type="currency">
            <text:p>825,65 €</text:p>
          </table:table-cell>
          <table:table-cell table:style-name="ce29" table:formula="of:=[.A41]*budgetjour-[.N41]" office:value-type="currency" office:currency="EUR" office:value="374.35" calcext:value-type="currency">
            <text:p>374,3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style-name="ce27" table:formula="of:=[.H41]+[.G42]" office:value-type="float" office:value="19009" calcext:value-type="float">
            <text:p>19009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3.2" calcext:value-type="currency">
            <text:p>43,20 €</text:p>
          </table:table-cell>
          <table:table-cell table:style-name="ce28" office:value-type="currency" office:currency="EUR" office:value="16.4" calcext:value-type="currency">
            <text:p>16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59.6" calcext:value-type="currency">
            <text:p>59,60 €</text:p>
          </table:table-cell>
          <table:table-cell table:style-name="ce28" table:formula="of:=[.N41]+[.M42]" office:value-type="currency" office:currency="EUR" office:value="885.25" calcext:value-type="currency">
            <text:p>885,25 €</text:p>
          </table:table-cell>
          <table:table-cell table:style-name="ce29" table:formula="of:=[.A42]*budgetjour-[.N42]" office:value-type="currency" office:currency="EUR" office:value="344.75" calcext:value-type="currency">
            <text:p>344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5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style-name="ce27" table:formula="of:=[.H42]+[.G43]" office:value-type="float" office:value="19009" calcext:value-type="float">
            <text:p>19009,00</text:p>
          </table:table-cell>
          <table:table-cell/>
          <table:table-cell table:style-name="ce28" office:value-type="currency" office:currency="EUR" office:value="44" calcext:value-type="currency">
            <text:p>44,00 €</text:p>
          </table:table-cell>
          <table:table-cell table:style-name="ce28" table:formula="of:=7.47" office:value-type="currency" office:currency="EUR" office:value="7.47" calcext:value-type="currency">
            <text:p>7,47 €</text:p>
          </table:table-cell>
          <table:table-cell table:style-name="ce28"/>
          <table:table-cell table:style-name="ce28" table:formula="of:=[.J43]+[.K43]+[.L43]" office:value-type="currency" office:currency="EUR" office:value="51.47" calcext:value-type="currency">
            <text:p>51,47 €</text:p>
          </table:table-cell>
          <table:table-cell table:style-name="ce28" table:formula="of:=[.N42]+[.M43]" office:value-type="currency" office:currency="EUR" office:value="936.72" calcext:value-type="currency">
            <text:p>936,72 €</text:p>
          </table:table-cell>
          <table:table-cell table:style-name="ce29" table:formula="of:=[.A43]*budgetjour-[.N43]" office:value-type="currency" office:currency="EUR" office:value="323.28" calcext:value-type="currency">
            <text:p>323,28 €</text:p>
          </table:table-cell>
          <table:table-cell table:style-name="ce18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5" table:formula="of:=[.D43]" office:value-type="string" office:string-value="Úbeda" calcext:value-type="string">
            <text:p>Úbeda</text:p>
          </table:table-cell>
          <table:table-cell table:number-columns-repeated="2"/>
          <table:table-cell table:formula="of:=[.F43]+[.E44]" office:value-type="float" office:value="2611" calcext:value-type="float">
            <text:p>2611</text:p>
          </table:table-cell>
          <table:table-cell/>
          <table:table-cell table:style-name="ce27" table:formula="of:=[.H43]+[.G44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44]+[.K44]+[.L44]" office:value-type="currency" office:currency="EUR" office:value="0" calcext:value-type="currency">
            <text:p>0,00 €</text:p>
          </table:table-cell>
          <table:table-cell table:style-name="ce28" table:formula="of:=[.N43]+[.M44]" office:value-type="currency" office:currency="EUR" office:value="936.72" calcext:value-type="currency">
            <text:p>936,72 €</text:p>
          </table:table-cell>
          <table:table-cell table:style-name="ce29" table:formula="of:=[.A44]*budgetjour-[.N44]" office:value-type="currency" office:currency="EUR" office:value="353.28" calcext:value-type="currency">
            <text:p>353,2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5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611" calcext:value-type="float">
            <text:p>2611</text:p>
          </table:table-cell>
          <table:table-cell/>
          <table:table-cell table:style-name="ce27" table:formula="of:=[.H44]+[.G45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45]+[.K45]+[.L45]" office:value-type="currency" office:currency="EUR" office:value="0" calcext:value-type="currency">
            <text:p>0,00 €</text:p>
          </table:table-cell>
          <table:table-cell table:style-name="ce28" table:formula="of:=[.N44]+[.M45]" office:value-type="currency" office:currency="EUR" office:value="936.72" calcext:value-type="currency">
            <text:p>936,72 €</text:p>
          </table:table-cell>
          <table:table-cell table:style-name="ce29" table:formula="of:=[.A45]*budgetjour-[.N45]" office:value-type="currency" office:currency="EUR" office:value="383.28" calcext:value-type="currency">
            <text:p>383,2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5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611" calcext:value-type="float">
            <text:p>2611</text:p>
          </table:table-cell>
          <table:table-cell/>
          <table:table-cell table:style-name="ce27" table:formula="of:=[.H45]+[.G46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46]+[.K46]+[.L46]" office:value-type="currency" office:currency="EUR" office:value="0" calcext:value-type="currency">
            <text:p>0,00 €</text:p>
          </table:table-cell>
          <table:table-cell table:style-name="ce28" table:formula="of:=[.N45]+[.M46]" office:value-type="currency" office:currency="EUR" office:value="936.72" calcext:value-type="currency">
            <text:p>936,72 €</text:p>
          </table:table-cell>
          <table:table-cell table:style-name="ce29" table:formula="of:=[.A46]*budgetjour-[.N46]" office:value-type="currency" office:currency="EUR" office:value="413.28" calcext:value-type="currency">
            <text:p>413,2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5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611" calcext:value-type="float">
            <text:p>2611</text:p>
          </table:table-cell>
          <table:table-cell/>
          <table:table-cell table:style-name="ce27" table:formula="of:=[.H46]+[.G47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47]+[.K47]+[.L47]" office:value-type="currency" office:currency="EUR" office:value="0" calcext:value-type="currency">
            <text:p>0,00 €</text:p>
          </table:table-cell>
          <table:table-cell table:style-name="ce28" table:formula="of:=[.N46]+[.M47]" office:value-type="currency" office:currency="EUR" office:value="936.72" calcext:value-type="currency">
            <text:p>936,72 €</text:p>
          </table:table-cell>
          <table:table-cell table:style-name="ce29" table:formula="of:=[.A47]*budgetjour-[.N47]" office:value-type="currency" office:currency="EUR" office:value="443.28" calcext:value-type="currency">
            <text:p>443,2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5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611" calcext:value-type="float">
            <text:p>2611</text:p>
          </table:table-cell>
          <table:table-cell/>
          <table:table-cell table:style-name="ce27" table:formula="of:=[.H47]+[.G48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48]+[.K48]+[.L48]" office:value-type="currency" office:currency="EUR" office:value="0" calcext:value-type="currency">
            <text:p>0,00 €</text:p>
          </table:table-cell>
          <table:table-cell table:style-name="ce28" table:formula="of:=[.N47]+[.M48]" office:value-type="currency" office:currency="EUR" office:value="936.72" calcext:value-type="currency">
            <text:p>936,72 €</text:p>
          </table:table-cell>
          <table:table-cell table:style-name="ce29" table:formula="of:=[.A48]*budgetjour-[.N48]" office:value-type="currency" office:currency="EUR" office:value="473.28" calcext:value-type="currency">
            <text:p>473,2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5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611" calcext:value-type="float">
            <text:p>2611</text:p>
          </table:table-cell>
          <table:table-cell/>
          <table:table-cell table:style-name="ce27" table:formula="of:=[.H48]+[.G49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49]+[.K49]+[.L49]" office:value-type="currency" office:currency="EUR" office:value="0" calcext:value-type="currency">
            <text:p>0,00 €</text:p>
          </table:table-cell>
          <table:table-cell table:style-name="ce28" table:formula="of:=[.N48]+[.M49]" office:value-type="currency" office:currency="EUR" office:value="936.72" calcext:value-type="currency">
            <text:p>936,72 €</text:p>
          </table:table-cell>
          <table:table-cell table:style-name="ce29" table:formula="of:=[.A49]*budgetjour-[.N49]" office:value-type="currency" office:currency="EUR" office:value="503.28" calcext:value-type="currency">
            <text:p>50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5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611" calcext:value-type="float">
            <text:p>2611</text:p>
          </table:table-cell>
          <table:table-cell/>
          <table:table-cell table:style-name="ce27" table:formula="of:=[.H49]+[.G50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0]+[.K50]+[.L50]" office:value-type="currency" office:currency="EUR" office:value="0" calcext:value-type="currency">
            <text:p>0,00 €</text:p>
          </table:table-cell>
          <table:table-cell table:style-name="ce28" table:formula="of:=[.N49]+[.M50]" office:value-type="currency" office:currency="EUR" office:value="936.72" calcext:value-type="currency">
            <text:p>936,72 €</text:p>
          </table:table-cell>
          <table:table-cell table:style-name="ce29" table:formula="of:=[.A50]*budgetjour-[.N50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5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611" calcext:value-type="float">
            <text:p>2611</text:p>
          </table:table-cell>
          <table:table-cell/>
          <table:table-cell table:style-name="ce27" table:formula="of:=[.H50]+[.G51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1]+[.K51]+[.L51]" office:value-type="currency" office:currency="EUR" office:value="0" calcext:value-type="currency">
            <text:p>0,00 €</text:p>
          </table:table-cell>
          <table:table-cell table:style-name="ce28" table:formula="of:=[.N50]+[.M51]" office:value-type="currency" office:currency="EUR" office:value="936.72" calcext:value-type="currency">
            <text:p>936,72 €</text:p>
          </table:table-cell>
          <table:table-cell table:style-name="ce29" table:formula="of:=[.A51]*budgetjour-[.N51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5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611" calcext:value-type="float">
            <text:p>2611</text:p>
          </table:table-cell>
          <table:table-cell/>
          <table:table-cell table:style-name="ce27" table:formula="of:=[.H51]+[.G52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2]+[.K52]+[.L52]" office:value-type="currency" office:currency="EUR" office:value="0" calcext:value-type="currency">
            <text:p>0,00 €</text:p>
          </table:table-cell>
          <table:table-cell table:style-name="ce28" table:formula="of:=[.N51]+[.M52]" office:value-type="currency" office:currency="EUR" office:value="936.72" calcext:value-type="currency">
            <text:p>936,72 €</text:p>
          </table:table-cell>
          <table:table-cell table:style-name="ce29" table:formula="of:=[.A52]*budgetjour-[.N52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5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611" calcext:value-type="float">
            <text:p>2611</text:p>
          </table:table-cell>
          <table:table-cell/>
          <table:table-cell table:style-name="ce27" table:formula="of:=[.H52]+[.G53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3]+[.K53]+[.L53]" office:value-type="currency" office:currency="EUR" office:value="0" calcext:value-type="currency">
            <text:p>0,00 €</text:p>
          </table:table-cell>
          <table:table-cell table:style-name="ce28" table:formula="of:=[.N52]+[.M53]" office:value-type="currency" office:currency="EUR" office:value="936.72" calcext:value-type="currency">
            <text:p>936,72 €</text:p>
          </table:table-cell>
          <table:table-cell table:style-name="ce29" table:formula="of:=[.A53]*budgetjour-[.N53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5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611" calcext:value-type="float">
            <text:p>2611</text:p>
          </table:table-cell>
          <table:table-cell/>
          <table:table-cell table:style-name="ce27" table:formula="of:=[.H53]+[.G54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4]+[.K54]+[.L54]" office:value-type="currency" office:currency="EUR" office:value="0" calcext:value-type="currency">
            <text:p>0,00 €</text:p>
          </table:table-cell>
          <table:table-cell table:style-name="ce28" table:formula="of:=[.N53]+[.M54]" office:value-type="currency" office:currency="EUR" office:value="936.72" calcext:value-type="currency">
            <text:p>936,72 €</text:p>
          </table:table-cell>
          <table:table-cell table:style-name="ce29" table:formula="of:=[.A54]*budgetjour-[.N54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5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611" calcext:value-type="float">
            <text:p>2611</text:p>
          </table:table-cell>
          <table:table-cell/>
          <table:table-cell table:style-name="ce27" table:formula="of:=[.H54]+[.G55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5]+[.K55]+[.L55]" office:value-type="currency" office:currency="EUR" office:value="0" calcext:value-type="currency">
            <text:p>0,00 €</text:p>
          </table:table-cell>
          <table:table-cell table:style-name="ce28" table:formula="of:=[.N54]+[.M55]" office:value-type="currency" office:currency="EUR" office:value="936.72" calcext:value-type="currency">
            <text:p>936,72 €</text:p>
          </table:table-cell>
          <table:table-cell table:style-name="ce29" table:formula="of:=[.A55]*budgetjour-[.N55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5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611" calcext:value-type="float">
            <text:p>2611</text:p>
          </table:table-cell>
          <table:table-cell/>
          <table:table-cell table:style-name="ce27" table:formula="of:=[.H55]+[.G56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6]+[.K56]+[.L56]" office:value-type="currency" office:currency="EUR" office:value="0" calcext:value-type="currency">
            <text:p>0,00 €</text:p>
          </table:table-cell>
          <table:table-cell table:style-name="ce28" table:formula="of:=[.N55]+[.M56]" office:value-type="currency" office:currency="EUR" office:value="936.72" calcext:value-type="currency">
            <text:p>936,72 €</text:p>
          </table:table-cell>
          <table:table-cell table:style-name="ce29" table:formula="of:=[.A56]*budgetjour-[.N56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5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611" calcext:value-type="float">
            <text:p>2611</text:p>
          </table:table-cell>
          <table:table-cell/>
          <table:table-cell table:style-name="ce27" table:formula="of:=[.H56]+[.G57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7]+[.K57]+[.L57]" office:value-type="currency" office:currency="EUR" office:value="0" calcext:value-type="currency">
            <text:p>0,00 €</text:p>
          </table:table-cell>
          <table:table-cell table:style-name="ce28" table:formula="of:=[.N56]+[.M57]" office:value-type="currency" office:currency="EUR" office:value="936.72" calcext:value-type="currency">
            <text:p>936,72 €</text:p>
          </table:table-cell>
          <table:table-cell table:style-name="ce29" table:formula="of:=[.A57]*budgetjour-[.N57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5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611" calcext:value-type="float">
            <text:p>2611</text:p>
          </table:table-cell>
          <table:table-cell/>
          <table:table-cell table:style-name="ce27" table:formula="of:=[.H57]+[.G58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8]+[.K58]+[.L58]" office:value-type="currency" office:currency="EUR" office:value="0" calcext:value-type="currency">
            <text:p>0,00 €</text:p>
          </table:table-cell>
          <table:table-cell table:style-name="ce28" table:formula="of:=[.N57]+[.M58]" office:value-type="currency" office:currency="EUR" office:value="936.72" calcext:value-type="currency">
            <text:p>936,72 €</text:p>
          </table:table-cell>
          <table:table-cell table:style-name="ce29" table:formula="of:=[.A58]*budgetjour-[.N58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5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611" calcext:value-type="float">
            <text:p>2611</text:p>
          </table:table-cell>
          <table:table-cell/>
          <table:table-cell table:style-name="ce27" table:formula="of:=[.H58]+[.G59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59]+[.K59]+[.L59]" office:value-type="currency" office:currency="EUR" office:value="0" calcext:value-type="currency">
            <text:p>0,00 €</text:p>
          </table:table-cell>
          <table:table-cell table:style-name="ce28" table:formula="of:=[.N58]+[.M59]" office:value-type="currency" office:currency="EUR" office:value="936.72" calcext:value-type="currency">
            <text:p>936,72 €</text:p>
          </table:table-cell>
          <table:table-cell table:style-name="ce29" table:formula="of:=[.A59]*budgetjour-[.N59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5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611" calcext:value-type="float">
            <text:p>2611</text:p>
          </table:table-cell>
          <table:table-cell/>
          <table:table-cell table:style-name="ce27" table:formula="of:=[.H59]+[.G60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0]+[.K60]+[.L60]" office:value-type="currency" office:currency="EUR" office:value="0" calcext:value-type="currency">
            <text:p>0,00 €</text:p>
          </table:table-cell>
          <table:table-cell table:style-name="ce28" table:formula="of:=[.N59]+[.M60]" office:value-type="currency" office:currency="EUR" office:value="936.72" calcext:value-type="currency">
            <text:p>936,72 €</text:p>
          </table:table-cell>
          <table:table-cell table:style-name="ce29" table:formula="of:=[.A60]*budgetjour-[.N60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5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611" calcext:value-type="float">
            <text:p>2611</text:p>
          </table:table-cell>
          <table:table-cell/>
          <table:table-cell table:style-name="ce27" table:formula="of:=[.H60]+[.G61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1]+[.K61]+[.L61]" office:value-type="currency" office:currency="EUR" office:value="0" calcext:value-type="currency">
            <text:p>0,00 €</text:p>
          </table:table-cell>
          <table:table-cell table:style-name="ce28" table:formula="of:=[.N60]+[.M61]" office:value-type="currency" office:currency="EUR" office:value="936.72" calcext:value-type="currency">
            <text:p>936,72 €</text:p>
          </table:table-cell>
          <table:table-cell table:style-name="ce29" table:formula="of:=[.A61]*budgetjour-[.N61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5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611" calcext:value-type="float">
            <text:p>2611</text:p>
          </table:table-cell>
          <table:table-cell/>
          <table:table-cell table:style-name="ce27" table:formula="of:=[.H61]+[.G62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2]+[.K62]+[.L62]" office:value-type="currency" office:currency="EUR" office:value="0" calcext:value-type="currency">
            <text:p>0,00 €</text:p>
          </table:table-cell>
          <table:table-cell table:style-name="ce28" table:formula="of:=[.N61]+[.M62]" office:value-type="currency" office:currency="EUR" office:value="936.72" calcext:value-type="currency">
            <text:p>936,72 €</text:p>
          </table:table-cell>
          <table:table-cell table:style-name="ce29" table:formula="of:=[.A62]*budgetjour-[.N62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5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611" calcext:value-type="float">
            <text:p>2611</text:p>
          </table:table-cell>
          <table:table-cell/>
          <table:table-cell table:style-name="ce27" table:formula="of:=[.H62]+[.G63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3]+[.K63]+[.L63]" office:value-type="currency" office:currency="EUR" office:value="0" calcext:value-type="currency">
            <text:p>0,00 €</text:p>
          </table:table-cell>
          <table:table-cell table:style-name="ce28" table:formula="of:=[.N62]+[.M63]" office:value-type="currency" office:currency="EUR" office:value="936.72" calcext:value-type="currency">
            <text:p>936,72 €</text:p>
          </table:table-cell>
          <table:table-cell table:style-name="ce29" table:formula="of:=[.A63]*budgetjour-[.N63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5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611" calcext:value-type="float">
            <text:p>2611</text:p>
          </table:table-cell>
          <table:table-cell/>
          <table:table-cell table:style-name="ce27" table:formula="of:=[.H63]+[.G64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4]+[.K64]+[.L64]" office:value-type="currency" office:currency="EUR" office:value="0" calcext:value-type="currency">
            <text:p>0,00 €</text:p>
          </table:table-cell>
          <table:table-cell table:style-name="ce28" table:formula="of:=[.N63]+[.M64]" office:value-type="currency" office:currency="EUR" office:value="936.72" calcext:value-type="currency">
            <text:p>936,72 €</text:p>
          </table:table-cell>
          <table:table-cell table:style-name="ce29" table:formula="of:=[.A64]*budgetjour-[.N64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5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611" calcext:value-type="float">
            <text:p>2611</text:p>
          </table:table-cell>
          <table:table-cell/>
          <table:table-cell table:style-name="ce27" table:formula="of:=[.H64]+[.G65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5]+[.K65]+[.L65]" office:value-type="currency" office:currency="EUR" office:value="0" calcext:value-type="currency">
            <text:p>0,00 €</text:p>
          </table:table-cell>
          <table:table-cell table:style-name="ce28" table:formula="of:=[.N64]+[.M65]" office:value-type="currency" office:currency="EUR" office:value="936.72" calcext:value-type="currency">
            <text:p>936,72 €</text:p>
          </table:table-cell>
          <table:table-cell table:style-name="ce29" table:formula="of:=[.A65]*budgetjour-[.N65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5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611" calcext:value-type="float">
            <text:p>2611</text:p>
          </table:table-cell>
          <table:table-cell/>
          <table:table-cell table:style-name="ce27" table:formula="of:=[.H65]+[.G66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6]+[.K66]+[.L66]" office:value-type="currency" office:currency="EUR" office:value="0" calcext:value-type="currency">
            <text:p>0,00 €</text:p>
          </table:table-cell>
          <table:table-cell table:style-name="ce28" table:formula="of:=[.N65]+[.M66]" office:value-type="currency" office:currency="EUR" office:value="936.72" calcext:value-type="currency">
            <text:p>936,72 €</text:p>
          </table:table-cell>
          <table:table-cell table:style-name="ce29" table:formula="of:=[.A66]*budgetjour-[.N66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5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611" calcext:value-type="float">
            <text:p>2611</text:p>
          </table:table-cell>
          <table:table-cell/>
          <table:table-cell table:style-name="ce27" table:formula="of:=[.H66]+[.G67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7]+[.K67]+[.L67]" office:value-type="currency" office:currency="EUR" office:value="0" calcext:value-type="currency">
            <text:p>0,00 €</text:p>
          </table:table-cell>
          <table:table-cell table:style-name="ce28" table:formula="of:=[.N66]+[.M67]" office:value-type="currency" office:currency="EUR" office:value="936.72" calcext:value-type="currency">
            <text:p>936,72 €</text:p>
          </table:table-cell>
          <table:table-cell table:style-name="ce29" table:formula="of:=[.A67]*budgetjour-[.N67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5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611" calcext:value-type="float">
            <text:p>2611</text:p>
          </table:table-cell>
          <table:table-cell/>
          <table:table-cell table:style-name="ce27" table:formula="of:=[.H67]+[.G68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8]+[.K68]+[.L68]" office:value-type="currency" office:currency="EUR" office:value="0" calcext:value-type="currency">
            <text:p>0,00 €</text:p>
          </table:table-cell>
          <table:table-cell table:style-name="ce28" table:formula="of:=[.N67]+[.M68]" office:value-type="currency" office:currency="EUR" office:value="936.72" calcext:value-type="currency">
            <text:p>936,72 €</text:p>
          </table:table-cell>
          <table:table-cell table:style-name="ce29" table:formula="of:=[.A68]*budgetjour-[.N68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5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611" calcext:value-type="float">
            <text:p>2611</text:p>
          </table:table-cell>
          <table:table-cell/>
          <table:table-cell table:style-name="ce27" table:formula="of:=[.H68]+[.G69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69]+[.K69]+[.L69]" office:value-type="currency" office:currency="EUR" office:value="0" calcext:value-type="currency">
            <text:p>0,00 €</text:p>
          </table:table-cell>
          <table:table-cell table:style-name="ce28" table:formula="of:=[.N68]+[.M69]" office:value-type="currency" office:currency="EUR" office:value="936.72" calcext:value-type="currency">
            <text:p>936,72 €</text:p>
          </table:table-cell>
          <table:table-cell table:style-name="ce29" table:formula="of:=[.A69]*budgetjour-[.N69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5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611" calcext:value-type="float">
            <text:p>2611</text:p>
          </table:table-cell>
          <table:table-cell/>
          <table:table-cell table:style-name="ce27" table:formula="of:=[.H69]+[.G70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0]+[.K70]+[.L70]" office:value-type="currency" office:currency="EUR" office:value="0" calcext:value-type="currency">
            <text:p>0,00 €</text:p>
          </table:table-cell>
          <table:table-cell table:style-name="ce28" table:formula="of:=[.N69]+[.M70]" office:value-type="currency" office:currency="EUR" office:value="936.72" calcext:value-type="currency">
            <text:p>936,72 €</text:p>
          </table:table-cell>
          <table:table-cell table:style-name="ce29" table:formula="of:=[.A70]*budgetjour-[.N70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5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611" calcext:value-type="float">
            <text:p>2611</text:p>
          </table:table-cell>
          <table:table-cell/>
          <table:table-cell table:style-name="ce27" table:formula="of:=[.H70]+[.G71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1]+[.K71]+[.L71]" office:value-type="currency" office:currency="EUR" office:value="0" calcext:value-type="currency">
            <text:p>0,00 €</text:p>
          </table:table-cell>
          <table:table-cell table:style-name="ce28" table:formula="of:=[.N70]+[.M71]" office:value-type="currency" office:currency="EUR" office:value="936.72" calcext:value-type="currency">
            <text:p>936,72 €</text:p>
          </table:table-cell>
          <table:table-cell table:style-name="ce29" table:formula="of:=[.A71]*budgetjour-[.N71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5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611" calcext:value-type="float">
            <text:p>2611</text:p>
          </table:table-cell>
          <table:table-cell/>
          <table:table-cell table:style-name="ce27" table:formula="of:=[.H71]+[.G72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2]+[.K72]+[.L72]" office:value-type="currency" office:currency="EUR" office:value="0" calcext:value-type="currency">
            <text:p>0,00 €</text:p>
          </table:table-cell>
          <table:table-cell table:style-name="ce28" table:formula="of:=[.N71]+[.M72]" office:value-type="currency" office:currency="EUR" office:value="936.72" calcext:value-type="currency">
            <text:p>936,72 €</text:p>
          </table:table-cell>
          <table:table-cell table:style-name="ce29" table:formula="of:=[.A72]*budgetjour-[.N72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5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611" calcext:value-type="float">
            <text:p>2611</text:p>
          </table:table-cell>
          <table:table-cell/>
          <table:table-cell table:style-name="ce27" table:formula="of:=[.H72]+[.G73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3]+[.K73]+[.L73]" office:value-type="currency" office:currency="EUR" office:value="0" calcext:value-type="currency">
            <text:p>0,00 €</text:p>
          </table:table-cell>
          <table:table-cell table:style-name="ce28" table:formula="of:=[.N72]+[.M73]" office:value-type="currency" office:currency="EUR" office:value="936.72" calcext:value-type="currency">
            <text:p>936,72 €</text:p>
          </table:table-cell>
          <table:table-cell table:style-name="ce29" table:formula="of:=[.A73]*budgetjour-[.N73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5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611" calcext:value-type="float">
            <text:p>2611</text:p>
          </table:table-cell>
          <table:table-cell/>
          <table:table-cell table:style-name="ce27" table:formula="of:=[.H73]+[.G74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4]+[.K74]+[.L74]" office:value-type="currency" office:currency="EUR" office:value="0" calcext:value-type="currency">
            <text:p>0,00 €</text:p>
          </table:table-cell>
          <table:table-cell table:style-name="ce28" table:formula="of:=[.N73]+[.M74]" office:value-type="currency" office:currency="EUR" office:value="936.72" calcext:value-type="currency">
            <text:p>936,72 €</text:p>
          </table:table-cell>
          <table:table-cell table:style-name="ce29" table:formula="of:=[.A74]*budgetjour-[.N74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5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611" calcext:value-type="float">
            <text:p>2611</text:p>
          </table:table-cell>
          <table:table-cell/>
          <table:table-cell table:style-name="ce27" table:formula="of:=[.H74]+[.G75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5]+[.K75]+[.L75]" office:value-type="currency" office:currency="EUR" office:value="0" calcext:value-type="currency">
            <text:p>0,00 €</text:p>
          </table:table-cell>
          <table:table-cell table:style-name="ce28" table:formula="of:=[.N74]+[.M75]" office:value-type="currency" office:currency="EUR" office:value="936.72" calcext:value-type="currency">
            <text:p>936,72 €</text:p>
          </table:table-cell>
          <table:table-cell table:style-name="ce29" table:formula="of:=[.A75]*budgetjour-[.N75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5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611" calcext:value-type="float">
            <text:p>2611</text:p>
          </table:table-cell>
          <table:table-cell/>
          <table:table-cell table:style-name="ce27" table:formula="of:=[.H75]+[.G76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6]+[.K76]+[.L76]" office:value-type="currency" office:currency="EUR" office:value="0" calcext:value-type="currency">
            <text:p>0,00 €</text:p>
          </table:table-cell>
          <table:table-cell table:style-name="ce28" table:formula="of:=[.N75]+[.M76]" office:value-type="currency" office:currency="EUR" office:value="936.72" calcext:value-type="currency">
            <text:p>936,72 €</text:p>
          </table:table-cell>
          <table:table-cell table:style-name="ce29" table:formula="of:=[.A76]*budgetjour-[.N76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5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611" calcext:value-type="float">
            <text:p>2611</text:p>
          </table:table-cell>
          <table:table-cell/>
          <table:table-cell table:style-name="ce27" table:formula="of:=[.H76]+[.G77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7]+[.K77]+[.L77]" office:value-type="currency" office:currency="EUR" office:value="0" calcext:value-type="currency">
            <text:p>0,00 €</text:p>
          </table:table-cell>
          <table:table-cell table:style-name="ce28" table:formula="of:=[.N76]+[.M77]" office:value-type="currency" office:currency="EUR" office:value="936.72" calcext:value-type="currency">
            <text:p>936,72 €</text:p>
          </table:table-cell>
          <table:table-cell table:style-name="ce29" table:formula="of:=[.A77]*budgetjour-[.N77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5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611" calcext:value-type="float">
            <text:p>2611</text:p>
          </table:table-cell>
          <table:table-cell/>
          <table:table-cell table:style-name="ce27" table:formula="of:=[.H77]+[.G78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8]+[.K78]+[.L78]" office:value-type="currency" office:currency="EUR" office:value="0" calcext:value-type="currency">
            <text:p>0,00 €</text:p>
          </table:table-cell>
          <table:table-cell table:style-name="ce28" table:formula="of:=[.N77]+[.M78]" office:value-type="currency" office:currency="EUR" office:value="936.72" calcext:value-type="currency">
            <text:p>936,72 €</text:p>
          </table:table-cell>
          <table:table-cell table:style-name="ce29" table:formula="of:=[.A78]*budgetjour-[.N78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5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611" calcext:value-type="float">
            <text:p>2611</text:p>
          </table:table-cell>
          <table:table-cell/>
          <table:table-cell table:style-name="ce27" table:formula="of:=[.H78]+[.G79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79]+[.K79]+[.L79]" office:value-type="currency" office:currency="EUR" office:value="0" calcext:value-type="currency">
            <text:p>0,00 €</text:p>
          </table:table-cell>
          <table:table-cell table:style-name="ce28" table:formula="of:=[.N78]+[.M79]" office:value-type="currency" office:currency="EUR" office:value="936.72" calcext:value-type="currency">
            <text:p>936,72 €</text:p>
          </table:table-cell>
          <table:table-cell table:style-name="ce29" table:formula="of:=[.A79]*budgetjour-[.N79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5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611" calcext:value-type="float">
            <text:p>2611</text:p>
          </table:table-cell>
          <table:table-cell/>
          <table:table-cell table:style-name="ce27" table:formula="of:=[.H79]+[.G80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0]+[.K80]+[.L80]" office:value-type="currency" office:currency="EUR" office:value="0" calcext:value-type="currency">
            <text:p>0,00 €</text:p>
          </table:table-cell>
          <table:table-cell table:style-name="ce28" table:formula="of:=[.N79]+[.M80]" office:value-type="currency" office:currency="EUR" office:value="936.72" calcext:value-type="currency">
            <text:p>936,72 €</text:p>
          </table:table-cell>
          <table:table-cell table:style-name="ce29" table:formula="of:=[.A80]*budgetjour-[.N80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5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611" calcext:value-type="float">
            <text:p>2611</text:p>
          </table:table-cell>
          <table:table-cell/>
          <table:table-cell table:style-name="ce27" table:formula="of:=[.H80]+[.G81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1]+[.K81]+[.L81]" office:value-type="currency" office:currency="EUR" office:value="0" calcext:value-type="currency">
            <text:p>0,00 €</text:p>
          </table:table-cell>
          <table:table-cell table:style-name="ce28" table:formula="of:=[.N80]+[.M81]" office:value-type="currency" office:currency="EUR" office:value="936.72" calcext:value-type="currency">
            <text:p>936,72 €</text:p>
          </table:table-cell>
          <table:table-cell table:style-name="ce29" table:formula="of:=[.A81]*budgetjour-[.N81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5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611" calcext:value-type="float">
            <text:p>2611</text:p>
          </table:table-cell>
          <table:table-cell/>
          <table:table-cell table:style-name="ce27" table:formula="of:=[.H81]+[.G82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2]+[.K82]+[.L82]" office:value-type="currency" office:currency="EUR" office:value="0" calcext:value-type="currency">
            <text:p>0,00 €</text:p>
          </table:table-cell>
          <table:table-cell table:style-name="ce28" table:formula="of:=[.N81]+[.M82]" office:value-type="currency" office:currency="EUR" office:value="936.72" calcext:value-type="currency">
            <text:p>936,72 €</text:p>
          </table:table-cell>
          <table:table-cell table:style-name="ce29" table:formula="of:=[.A82]*budgetjour-[.N82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5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611" calcext:value-type="float">
            <text:p>2611</text:p>
          </table:table-cell>
          <table:table-cell/>
          <table:table-cell table:style-name="ce27" table:formula="of:=[.H82]+[.G83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3]+[.K83]+[.L83]" office:value-type="currency" office:currency="EUR" office:value="0" calcext:value-type="currency">
            <text:p>0,00 €</text:p>
          </table:table-cell>
          <table:table-cell table:style-name="ce28" table:formula="of:=[.N82]+[.M83]" office:value-type="currency" office:currency="EUR" office:value="936.72" calcext:value-type="currency">
            <text:p>936,72 €</text:p>
          </table:table-cell>
          <table:table-cell table:style-name="ce29" table:formula="of:=[.A83]*budgetjour-[.N83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5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611" calcext:value-type="float">
            <text:p>2611</text:p>
          </table:table-cell>
          <table:table-cell/>
          <table:table-cell table:style-name="ce27" table:formula="of:=[.H83]+[.G84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4]+[.K84]+[.L84]" office:value-type="currency" office:currency="EUR" office:value="0" calcext:value-type="currency">
            <text:p>0,00 €</text:p>
          </table:table-cell>
          <table:table-cell table:style-name="ce28" table:formula="of:=[.N83]+[.M84]" office:value-type="currency" office:currency="EUR" office:value="936.72" calcext:value-type="currency">
            <text:p>936,72 €</text:p>
          </table:table-cell>
          <table:table-cell table:style-name="ce29" table:formula="of:=[.A84]*budgetjour-[.N84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5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611" calcext:value-type="float">
            <text:p>2611</text:p>
          </table:table-cell>
          <table:table-cell/>
          <table:table-cell table:style-name="ce27" table:formula="of:=[.H84]+[.G85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5]+[.K85]+[.L85]" office:value-type="currency" office:currency="EUR" office:value="0" calcext:value-type="currency">
            <text:p>0,00 €</text:p>
          </table:table-cell>
          <table:table-cell table:style-name="ce28" table:formula="of:=[.N84]+[.M85]" office:value-type="currency" office:currency="EUR" office:value="936.72" calcext:value-type="currency">
            <text:p>936,72 €</text:p>
          </table:table-cell>
          <table:table-cell table:style-name="ce29" table:formula="of:=[.A85]*budgetjour-[.N85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5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611" calcext:value-type="float">
            <text:p>2611</text:p>
          </table:table-cell>
          <table:table-cell/>
          <table:table-cell table:style-name="ce27" table:formula="of:=[.H85]+[.G86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6]+[.K86]+[.L86]" office:value-type="currency" office:currency="EUR" office:value="0" calcext:value-type="currency">
            <text:p>0,00 €</text:p>
          </table:table-cell>
          <table:table-cell table:style-name="ce28" table:formula="of:=[.N85]+[.M86]" office:value-type="currency" office:currency="EUR" office:value="936.72" calcext:value-type="currency">
            <text:p>936,72 €</text:p>
          </table:table-cell>
          <table:table-cell table:style-name="ce29" table:formula="of:=[.A86]*budgetjour-[.N86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5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611" calcext:value-type="float">
            <text:p>2611</text:p>
          </table:table-cell>
          <table:table-cell/>
          <table:table-cell table:style-name="ce27" table:formula="of:=[.H86]+[.G87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7]+[.K87]+[.L87]" office:value-type="currency" office:currency="EUR" office:value="0" calcext:value-type="currency">
            <text:p>0,00 €</text:p>
          </table:table-cell>
          <table:table-cell table:style-name="ce28" table:formula="of:=[.N86]+[.M87]" office:value-type="currency" office:currency="EUR" office:value="936.72" calcext:value-type="currency">
            <text:p>936,72 €</text:p>
          </table:table-cell>
          <table:table-cell table:style-name="ce29" table:formula="of:=[.A87]*budgetjour-[.N87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5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611" calcext:value-type="float">
            <text:p>2611</text:p>
          </table:table-cell>
          <table:table-cell/>
          <table:table-cell table:style-name="ce27" table:formula="of:=[.H87]+[.G88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8]+[.K88]+[.L88]" office:value-type="currency" office:currency="EUR" office:value="0" calcext:value-type="currency">
            <text:p>0,00 €</text:p>
          </table:table-cell>
          <table:table-cell table:style-name="ce28" table:formula="of:=[.N87]+[.M88]" office:value-type="currency" office:currency="EUR" office:value="936.72" calcext:value-type="currency">
            <text:p>936,72 €</text:p>
          </table:table-cell>
          <table:table-cell table:style-name="ce29" table:formula="of:=[.A88]*budgetjour-[.N88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5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611" calcext:value-type="float">
            <text:p>2611</text:p>
          </table:table-cell>
          <table:table-cell/>
          <table:table-cell table:style-name="ce27" table:formula="of:=[.H88]+[.G89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89]+[.K89]+[.L89]" office:value-type="currency" office:currency="EUR" office:value="0" calcext:value-type="currency">
            <text:p>0,00 €</text:p>
          </table:table-cell>
          <table:table-cell table:style-name="ce28" table:formula="of:=[.N88]+[.M89]" office:value-type="currency" office:currency="EUR" office:value="936.72" calcext:value-type="currency">
            <text:p>936,72 €</text:p>
          </table:table-cell>
          <table:table-cell table:style-name="ce29" table:formula="of:=[.A89]*budgetjour-[.N89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5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611" calcext:value-type="float">
            <text:p>2611</text:p>
          </table:table-cell>
          <table:table-cell/>
          <table:table-cell table:style-name="ce27" table:formula="of:=[.H89]+[.G90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90]+[.K90]+[.L90]" office:value-type="currency" office:currency="EUR" office:value="0" calcext:value-type="currency">
            <text:p>0,00 €</text:p>
          </table:table-cell>
          <table:table-cell table:style-name="ce28" table:formula="of:=[.N89]+[.M90]" office:value-type="currency" office:currency="EUR" office:value="936.72" calcext:value-type="currency">
            <text:p>936,72 €</text:p>
          </table:table-cell>
          <table:table-cell table:style-name="ce29" table:formula="of:=[.A90]*budgetjour-[.N90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5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611" calcext:value-type="float">
            <text:p>2611</text:p>
          </table:table-cell>
          <table:table-cell/>
          <table:table-cell table:style-name="ce27" table:formula="of:=[.H90]+[.G91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91]+[.K91]+[.L91]" office:value-type="currency" office:currency="EUR" office:value="0" calcext:value-type="currency">
            <text:p>0,00 €</text:p>
          </table:table-cell>
          <table:table-cell table:style-name="ce28" table:formula="of:=[.N90]+[.M91]" office:value-type="currency" office:currency="EUR" office:value="936.72" calcext:value-type="currency">
            <text:p>936,72 €</text:p>
          </table:table-cell>
          <table:table-cell table:style-name="ce29" table:formula="of:=[.A91]*budgetjour-[.N91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5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611" calcext:value-type="float">
            <text:p>2611</text:p>
          </table:table-cell>
          <table:table-cell/>
          <table:table-cell table:style-name="ce27" table:formula="of:=[.H91]+[.G92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92]+[.K92]+[.L92]" office:value-type="currency" office:currency="EUR" office:value="0" calcext:value-type="currency">
            <text:p>0,00 €</text:p>
          </table:table-cell>
          <table:table-cell table:style-name="ce28" table:formula="of:=[.N91]+[.M92]" office:value-type="currency" office:currency="EUR" office:value="936.72" calcext:value-type="currency">
            <text:p>936,72 €</text:p>
          </table:table-cell>
          <table:table-cell table:style-name="ce29" table:formula="of:=[.A92]*budgetjour-[.N92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5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611" calcext:value-type="float">
            <text:p>2611</text:p>
          </table:table-cell>
          <table:table-cell/>
          <table:table-cell table:style-name="ce27" table:formula="of:=[.H92]+[.G93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93]+[.K93]+[.L93]" office:value-type="currency" office:currency="EUR" office:value="0" calcext:value-type="currency">
            <text:p>0,00 €</text:p>
          </table:table-cell>
          <table:table-cell table:style-name="ce28" table:formula="of:=[.N92]+[.M93]" office:value-type="currency" office:currency="EUR" office:value="936.72" calcext:value-type="currency">
            <text:p>936,72 €</text:p>
          </table:table-cell>
          <table:table-cell table:style-name="ce29" table:formula="of:=[.A93]*budgetjour-[.N93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5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611" calcext:value-type="float">
            <text:p>2611</text:p>
          </table:table-cell>
          <table:table-cell/>
          <table:table-cell table:style-name="ce27" table:formula="of:=[.H93]+[.G94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94]+[.K94]+[.L94]" office:value-type="currency" office:currency="EUR" office:value="0" calcext:value-type="currency">
            <text:p>0,00 €</text:p>
          </table:table-cell>
          <table:table-cell table:style-name="ce28" table:formula="of:=[.N93]+[.M94]" office:value-type="currency" office:currency="EUR" office:value="936.72" calcext:value-type="currency">
            <text:p>936,72 €</text:p>
          </table:table-cell>
          <table:table-cell table:style-name="ce29" table:formula="of:=[.A94]*budgetjour-[.N94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5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611" calcext:value-type="float">
            <text:p>2611</text:p>
          </table:table-cell>
          <table:table-cell/>
          <table:table-cell table:style-name="ce27" table:formula="of:=[.H94]+[.G95]" office:value-type="float" office:value="19009" calcext:value-type="float">
            <text:p>19009,00</text:p>
          </table:table-cell>
          <table:table-cell table:number-columns-repeated="4"/>
          <table:table-cell table:style-name="ce28" table:formula="of:=[.J95]+[.K95]+[.L95]" office:value-type="currency" office:currency="EUR" office:value="0" calcext:value-type="currency">
            <text:p>0,00 €</text:p>
          </table:table-cell>
          <table:table-cell table:style-name="ce28" table:formula="of:=[.N94]+[.M95]" office:value-type="currency" office:currency="EUR" office:value="936.72" calcext:value-type="currency">
            <text:p>936,72 €</text:p>
          </table:table-cell>
          <table:table-cell table:style-name="ce29" table:formula="of:=[.A95]*budgetjour-[.N95]" office:value-type="currency" office:currency="EUR" office:value="533.28" calcext:value-type="currency">
            <text:p>533,2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8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0:33:14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2T20:34:52.154000000</dc:date>
    <meta:editing-duration>P4DT18H46M16S</meta:editing-duration>
    <meta:editing-cycles>95</meta:editing-cycles>
    <meta:generator>LibreOffice/7.1.2.2$Windows_X86_64 LibreOffice_project/8a45595d069ef5570103caea1b71cc9d82b2aae4</meta:generator>
    <meta:document-statistic meta:table-count="3" meta:cell-count="1186" meta:object-count="0"/>
    <meta:user-defined meta:name="Info 1"/>
    <meta:user-defined meta:name="Info 2"/>
    <meta:user-defined meta:name="Info 3"/>
    <meta:user-defined meta:name="Info 4"/>
  </office:meta>
</office:document-meta>
</file>